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7ffe00"/>
    </style:style>
    <style:style style:name="ce2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4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7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fff00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8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19" table:default-cell-style-name="ce20"/>
        <table:table-column table:style-name="co23" table:default-cell-style-name="ce20"/>
        <table:table-column table:style-name="co14" table:default-cell-style-name="ce20"/>
        <table:table-column table:style-name="co3" table:number-columns-repeated="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0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3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4"/>
          <table:table-cell table:number-columns-repeated="1010"/>
        </table:table-row>
        <table:table-row table:style-name="ro1">
          <table:table-cell table:style-name="ce24" office:value-type="string" calcext:value-type="string">
            <text:p>RU000A100J18 (Домодедово выпуск 2 )</text:p>
          </table:table-cell>
          <table:table-cell table:style-name="ce24" table:number-columns-repeated="12"/>
          <table:table-cell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.00.0000</text:date>, <text:time style:data-style-name="N2" text:time-value="18:33:23.3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27T18:36:06.928000000</dc:date>
    <meta:editing-duration>P3DT4H10M6S</meta:editing-duration>
    <meta:editing-cycles>1262</meta:editing-cycles>
    <meta:document-statistic meta:table-count="2" meta:cell-count="5765" meta:object-count="0"/>
  </office:meta>
</office:document-meta>
</file>